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10000004E45608C3A.png" manifest:media-type="image/png"/>
  <manifest:file-entry manifest:full-path="Pictures/10000001000003DD000000D78B8894CD.png" manifest:media-type="image/png"/>
  <manifest:file-entry manifest:full-path="Pictures/10000001000004700000009AEB8EF6A1.png" manifest:media-type="image/png"/>
  <manifest:file-entry manifest:full-path="Pictures/10000001000001DC000000E02E4ECB72.png" manifest:media-type="image/png"/>
  <manifest:file-entry manifest:full-path="Pictures/100000010000012900000036BD16E9EA.png" manifest:media-type="image/png"/>
  <manifest:file-entry manifest:full-path="Pictures/100000010000042A00000107428EC0BC.png" manifest:media-type="image/png"/>
  <manifest:file-entry manifest:full-path="Pictures/10000001000000B5000000D1E404B614.png" manifest:media-type="image/png"/>
  <manifest:file-entry manifest:full-path="Pictures/1000000100000493000000F600F4D6DE.png" manifest:media-type="image/png"/>
  <manifest:file-entry manifest:full-path="Pictures/10000001000000A70000003F05AD6E09.png" manifest:media-type="image/png"/>
  <manifest:file-entry manifest:full-path="Pictures/100000010000017E0000008C57E5E505.png" manifest:media-type="image/png"/>
  <manifest:file-entry manifest:full-path="Pictures/10000001000000E20000003B052F5895.png" manifest:media-type="image/png"/>
  <manifest:file-entry manifest:full-path="Pictures/1000000100000210000000C7E4AEB73E.png" manifest:media-type="image/png"/>
  <manifest:file-entry manifest:full-path="Pictures/1000000100000151000000C7B5BB2FDC.png" manifest:media-type="image/png"/>
  <manifest:file-entry manifest:full-path="Pictures/100000010000029800000099105E3934.png" manifest:media-type="image/png"/>
  <manifest:file-entry manifest:full-path="Pictures/10000001000000F40000006AE72117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129cm" svg:x="1cm" svg:y="1cm">
          <draw:image xlink:href="Pictures/10000001000003DD000000D78B8894CD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1.27cm" svg:x="8.302cm" svg:y="5.127cm">
          <draw:text-box>
            <text:p>Query 1</text:p>
          </draw:text-box>
        </draw:frame>
        <draw:frame draw:style-name="gr1" draw:text-style-name="P1" draw:layer="layout" svg:width="12.594cm" svg:height="5.926cm" svg:x="4.175cm" svg:y="6.397cm">
          <draw:image xlink:href="Pictures/10000001000001DC000000E02E4ECB72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1.27cm" svg:x="8.303cm" svg:y="12.427cm">
          <draw:text-box>
            <text:p>Query 2</text:p>
          </draw:text-box>
        </draw:frame>
        <draw:frame draw:style-name="gr1" draw:text-style-name="P1" draw:layer="layout" svg:width="18.999cm" svg:height="2.574cm" svg:x="1cm" svg:y="13.382cm">
          <draw:image xlink:href="Pictures/10000001000004700000009AEB8EF6A1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1.27cm" svg:x="8.304cm" svg:y="15.727cm">
          <draw:text-box>
            <text:p>Query 3</text:p>
          </draw:text-box>
        </draw:frame>
        <draw:frame draw:style-name="gr1" draw:text-style-name="P1" draw:layer="layout" svg:width="18.999cm" svg:height="4.686cm" svg:x="1.051cm" svg:y="16.951cm">
          <draw:image xlink:href="Pictures/100000010000042A00000107428EC0BC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1.27cm" svg:x="8.305cm" svg:y="21.327cm">
          <draw:text-box>
            <text:p>Query 4</text:p>
          </draw:text-box>
        </draw:frame>
        <draw:frame draw:style-name="gr1" draw:text-style-name="P1" draw:layer="layout" svg:width="18.999cm" svg:height="3.99cm" svg:x="1.001cm" svg:y="23.045cm">
          <draw:image xlink:href="Pictures/1000000100000493000000F600F4D6DE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1.27cm" svg:x="8.306cm" svg:y="27.427cm">
          <draw:text-box>
            <text:p>Query 5</text:p>
          </draw:text-box>
        </draw:frame>
      </draw:page>
      <draw:page draw:name="page2" draw:style-name="dp1" draw:master-page-name="Default">
        <draw:frame draw:style-name="gr1" draw:text-style-name="P1" draw:layer="layout" svg:width="3.412cm" svg:height="2.063cm" svg:x="8.302cm" svg:y="1cm">
          <draw:image xlink:href="Pictures/10000001000000810000004E45608C3A.png" xlink:type="simple" xlink:show="embed" xlink:actuate="onLoad" draw:mime-type="image/png">
            <text:p/>
          </draw:image>
        </draw:frame>
        <draw:frame draw:style-name="gr3" draw:text-style-name="P2" draw:layer="layout" svg:width="3.175cm" svg:height="0.962cm" svg:x="8.62cm" svg:y="3.222cm">
          <draw:text-box>
            <text:p>Query : 6</text:p>
          </draw:text-box>
        </draw:frame>
        <draw:frame draw:style-name="gr1" draw:text-style-name="P1" draw:layer="layout" svg:width="4.788cm" svg:height="5.529cm" svg:x="7.959cm" svg:y="4.678cm">
          <draw:image xlink:href="Pictures/10000001000000B5000000D1E404B614.png" xlink:type="simple" xlink:show="embed" xlink:actuate="onLoad" draw:mime-type="image/png">
            <text:p/>
          </draw:image>
        </draw:frame>
        <draw:frame draw:style-name="gr3" draw:text-style-name="P2" draw:layer="layout" svg:width="3.175cm" svg:height="0.962cm" svg:x="8.621cm" svg:y="10.122cm">
          <draw:text-box>
            <text:p>Query : 7</text:p>
          </draw:text-box>
        </draw:frame>
        <draw:frame draw:style-name="gr4" draw:text-style-name="P3" draw:layer="layout" svg:width="7.858cm" svg:height="1.427cm" svg:x="6.477cm" svg:y="11.638cm">
          <draw:image xlink:href="Pictures/100000010000012900000036BD16E9EA.png" xlink:type="simple" xlink:show="embed" xlink:actuate="onLoad" draw:mime-type="image/png">
            <text:p/>
          </draw:image>
        </draw:frame>
        <draw:frame draw:style-name="gr3" draw:text-style-name="P2" draw:layer="layout" svg:width="3.175cm" svg:height="0.962cm" svg:x="8.622cm" svg:y="13.122cm">
          <draw:text-box>
            <text:p>Query : 8</text:p>
          </draw:text-box>
        </draw:frame>
        <draw:frame draw:style-name="gr4" draw:text-style-name="P3" draw:layer="layout" svg:width="4.418cm" svg:height="1.666cm" svg:x="8.302cm" svg:y="14.017cm">
          <draw:image xlink:href="Pictures/10000001000000A70000003F05AD6E09.png" xlink:type="simple" xlink:show="embed" xlink:actuate="onLoad" draw:mime-type="image/png">
            <text:p/>
          </draw:image>
        </draw:frame>
        <draw:frame draw:style-name="gr3" draw:text-style-name="P2" draw:layer="layout" svg:width="3.175cm" svg:height="0.962cm" svg:x="8.623cm" svg:y="15.522cm">
          <draw:text-box>
            <text:p>Query : 9</text:p>
          </draw:text-box>
        </draw:frame>
        <draw:frame draw:style-name="gr4" draw:text-style-name="P3" draw:layer="layout" svg:width="10.107cm" svg:height="3.703cm" svg:x="5.18cm" svg:y="16.664cm">
          <draw:image xlink:href="Pictures/100000010000017E0000008C57E5E505.png" xlink:type="simple" xlink:show="embed" xlink:actuate="onLoad" draw:mime-type="image/png">
            <text:p/>
          </draw:image>
        </draw:frame>
        <draw:frame draw:style-name="gr5" draw:text-style-name="P2" draw:layer="layout" svg:width="3.806cm" svg:height="0.98cm" svg:x="8.624cm" svg:y="20.022cm">
          <draw:text-box>
            <text:p>Query : 10</text:p>
          </draw:text-box>
        </draw:frame>
        <draw:frame draw:style-name="gr4" draw:text-style-name="P3" draw:layer="layout" svg:width="12.169cm" svg:height="3.175cm" svg:x="4.706cm" svg:y="21.955cm">
          <draw:image xlink:href="Pictures/10000001000000E20000003B052F5895.png" xlink:type="simple" xlink:show="embed" xlink:actuate="onLoad" draw:mime-type="image/png">
            <text:p/>
          </draw:image>
        </draw:frame>
        <draw:frame draw:style-name="gr5" draw:text-style-name="P2" draw:layer="layout" svg:width="3.806cm" svg:height="0.98cm" svg:x="8.624cm" svg:y="25.722cm">
          <draw:text-box>
            <text:p>Query : 11</text:p>
          </draw:text-box>
        </draw:frame>
      </draw:page>
      <draw:page draw:name="page3" draw:style-name="dp1" draw:master-page-name="Default">
        <draw:frame draw:style-name="gr4" draw:text-style-name="P3" draw:layer="layout" svg:width="13.97cm" svg:height="5.264cm" svg:x="3.857cm" svg:y="1.133cm">
          <draw:image xlink:href="Pictures/1000000100000210000000C7E4AEB73E.png" xlink:type="simple" xlink:show="embed" xlink:actuate="onLoad" draw:mime-type="image/png">
            <text:p/>
          </draw:image>
        </draw:frame>
        <draw:frame draw:style-name="gr5" draw:text-style-name="P2" draw:layer="layout" svg:width="3.806cm" svg:height="0.98cm" svg:x="7.671cm" svg:y="7.032cm">
          <draw:text-box>
            <text:p>Query : 12</text:p>
          </draw:text-box>
        </draw:frame>
        <draw:frame draw:style-name="gr4" draw:text-style-name="P3" draw:layer="layout" svg:width="10.16cm" svg:height="5.998cm" svg:x="5.762cm" svg:y="8.436cm">
          <draw:image xlink:href="Pictures/1000000100000151000000C7B5BB2FDC.png" xlink:type="simple" xlink:show="embed" xlink:actuate="onLoad" draw:mime-type="image/png">
            <text:p/>
          </draw:image>
        </draw:frame>
        <draw:frame draw:style-name="gr5" draw:text-style-name="P2" draw:layer="layout" svg:width="3.806cm" svg:height="0.98cm" svg:x="7.671cm" svg:y="14.432cm">
          <draw:text-box>
            <text:p>Query : 13</text:p>
          </draw:text-box>
        </draw:frame>
        <draw:frame draw:style-name="gr4" draw:text-style-name="P3" draw:layer="layout" svg:width="18.945cm" svg:height="4.364cm" svg:x="1.211cm" svg:y="16.003cm">
          <draw:image xlink:href="Pictures/100000010000029800000099105E3934.png" xlink:type="simple" xlink:show="embed" xlink:actuate="onLoad" draw:mime-type="image/png">
            <text:p/>
          </draw:image>
        </draw:frame>
        <draw:frame draw:style-name="gr5" draw:text-style-name="P2" draw:layer="layout" svg:width="3.806cm" svg:height="0.98cm" svg:x="7.671cm" svg:y="21.232cm">
          <draw:text-box>
            <text:p>Query : 14</text:p>
          </draw:text-box>
        </draw:frame>
        <draw:frame draw:style-name="gr4" draw:text-style-name="P3" draw:layer="layout" svg:width="9.525cm" svg:height="4.136cm" svg:x="6.08cm" svg:y="23.279cm">
          <draw:image xlink:href="Pictures/10000001000000F40000006AE7211756.png" xlink:type="simple" xlink:show="embed" xlink:actuate="onLoad" draw:mime-type="image/png">
            <text:p/>
          </draw:image>
        </draw:frame>
        <draw:frame draw:style-name="gr5" draw:text-style-name="P2" draw:layer="layout" svg:width="3.806cm" svg:height="0.98cm" svg:x="7.671cm" svg:y="27.532cm">
          <draw:text-box>
            <text:p>Query : 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09:51:50.883000000</meta:creation-date>
    <dc:date>2024-10-10T10:45:59.980000000</dc:date>
    <meta:editing-duration>PT27M18S</meta:editing-duration>
    <meta:editing-cycles>3</meta:editing-cycles>
    <meta:generator>LibreOffice/24.8.2.1$Windows_X86_64 LibreOffice_project/0f794b6e29741098670a3b95d60478a65d05ef13</meta:generator>
    <meta:document-statistic meta:object-count="30"/>
  </office:meta>
</office:document-meta>
</file>